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Heading_20_2">
      <style:paragraph-properties fo:break-before="pag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iktavlevering og gjenbruk hos Nasjonalbiblioteket</text:h>
      <text:p text:style-name="Standard"/>
      <text:h text:style-name="Heading_20_2" text:outline-level="2">Pliktavlevering</text:h>
      <text:p text:style-name="Standard"/>
      <text:p text:style-name="Standard">Pliktavleveringsloven pålegger utgivere produsenter/trykkeri og importører å avlevere materiale til Nasjonalbiblioteket. Hensikten er å sørge for at alt relevant materiale som utgis i Norge blir bevart for ettertiden.</text:p>
      <text:p text:style-name="Standard"/>
      <text:p text:style-name="Standard">I BIBSYS Biblioteksystem er det funksjonalitet som dekker dagens arbeidsrutiner knyttet til pliktavlevering ved Nasjonalbiblioteket. Det gjelder både mottak av pliktavlevert materiale og senere fordeling av samme materiale til utvalgte institusjoner.</text:p>
      <text:p text:style-name="Standard"/>
      <text:p text:style-name="Standard">Mottaksfunksjonaliteten for pliktavlevert materiale er beslektet med funksjonalitet som finnes i Tilvekstmodulen. Pliktavlevering kan ses på som en spesiell variant av bestilling/kjøp (leverandøren er pliktig til å sende materiale til en bestemt bestiller uten vederlag). Som ved vanlige bestillinger, blir Bibliotekbasen oppdatert ved at eksemplarene som Nasjonalbiblioteket selv skal beholde, registreres med dokid/status som angir om materialet er bestilt eller mottatt.</text:p>
      <text:p text:style-name="Standard"/>
      <text:p text:style-name="Standard">Når Nasjonalbiblioteket har mottatt materialet (vanligvis skal dette være 7 eksemplarer av hvert dokument) er regelen den at kun 2 eksemplarer beholdes internt i Nasjonalbiblioteket. Disse registreres ferdig med dokid og avdelingskode (1 sikringseksemplar til NBR og 1 brukseksemplar til NBO), mens de øvrige 5 fordeles til mottaksbibliotekene som er de store universitetsbibliotekene (UBO, UBB, UBiT og UBTø) og Depot. Rekkefølgen mellom mottaksbibliotekene varieres etter behov. Dette fordi det skal bli en mest mulig rettferdig fordeling av materialet.</text:p>
      <text:p text:style-name="Standard"/>
      <text:p text:style-name="Standard">Nasjonalbiblioteket sender ut de 5 eksemplarene <text:s/>til mottakerbibliotekene (hvis Nasjonalbiblioteket har færre enn 5 eksemplar til rådighet, sendes disse eksemplarene ut til mottakerbibliotekene i den rekkefølge som er bestemt og så langt lageret rekker). Hvor mange eksemplarer som er sent og til hvilke bibliotek, administreres fra Pliktmodulen i Biblioteksystemet.</text:p>
      <text:p text:style-name="Standard"/>
      <text:p text:style-name="Standard">Når de aktuelle bibliotekene mottar dette materialet fra Nasjonalbiblioteket, kan ett av to skje:</text:p>
      <text:p text:style-name="Standard"/>
      <text:list xml:id="list29481755" text:style-name="L1">
        <text:list-item>
          <text:p text:style-name="P1">Biblioteket velger å beholde eksemplaret og registrerer seg som eier (ved å generere et dokid i Bibliotekbasen)</text:p>
        </text:list-item>
        <text:list-item>
          <text:p text:style-name="P1">Biblioteket velger å ikke beholde eksemplaret og sender det i retur til Nasjonalbiblioteket. Nasjonalbiblioteket registrerer seg som eier av slike returnerte eksemplar og de plasseres i <text:span text:style-name="T1">gjenbrukssamlingen</text:span>.</text:p>
        </text:list-item>
      </text:list>
      <text:p text:style-name="Standard"/>
      <text:p text:style-name="Standard"/>
      <text:p text:style-name="Standard"/>
      <text:h text:style-name="P2" text:outline-level="2">Gjenbruk</text:h>
      <text:p text:style-name="Standard"/>
      <text:p text:style-name="Standard">Poenget med gjenbruk er å la bibliotekene få gratis tilgang til det materialet som Nasjonalbiblioteket har samlet inn for dette formålet. Materialet kommer hovedsakelig inn til Nasjonalbiblioteket fra både BIBSYS-bibliotek og andre bibliotek, men noe kan også stamme fra pliktavlevert materiale som er kommet i retur til Nasjonalbiblioteket (se forrige kapittel).</text:p>
      <text:p text:style-name="Standard"/>
      <text:p text:style-name="Standard">Både for de enkelte BIBSYS-bibliotekene og Nasjonalbiblioteket, er det egen funksjonalitet for gjenbruk i Biblioteksystemet. De enkelte BIBSYS-bibliotek kan med kommandoen <text:span text:style-name="T1">overfør,</text:span> merke et aktuelt eksemplar for gjenbruk (eksemplaret er i ferd med å bli overført til Nasjonalbiblioteket). Når biblioteket har merket alle eksemplarene som er aktuelle for gjenbruk, pakkes materialet og sendes samlet til Nasjonalbiblioteket.</text:p>
      <text:p text:style-name="Standard"/>
      <text:p text:style-name="Standard">Når Nasjonalbiblioteket mottar en pakke, kan de overføre eierskapet til disse dokumentene til seg selv uten å måtte registrerere det på nytt. Dette kan skje pakkevis med en kommando (<text:span text:style-name="T1">gjenbruk</text:span>) som søker opp merket materiale for det gitte biblioteket og sletter/endrer aktuelle data, slik at Nasjonalbiblioteket overtar eierskapet til eksemplarene, men de eksisterende dokidene blir beholdt.</text:p>
      <text:p text:style-name="Standard">Siden det ikke alltid er samsvar mellom det materialet som finnes i pakken fra biblioteket og det materialet biblioteket selv har merket for gjenbruk, har Nasjonalbiblioteket også mulighet til å overføre eierskap til eksemplar enkeltvis.</text:p>
      <text:p text:style-name="Standard"/>
      <text:p text:style-name="Standard">Gjenbrukseksemplarene havner i en egen samling. Alle norske bibliotek kan søke i denne samlingen med f.eks. BIBSYS Ask og bestille et gratis eksemplar hos Nasjonalbiblioteket i stedet for å kjøpe eksemplaret hos en leverandør.</text:p>
      <text:p text:style-name="Standard"/>
      <text:p text:style-name="Standard">Nasjonalbiblioteket sender de aktuelle eksemplarene til de aktuelle bibliotekene. Pr. idag sletter Nasjonalbiblioteket ev. tilhørende dokid, slik at mottakerbiblioteket må registrere på nytt. Det var snakk om å gjøre endringer på dette, slik at dokidet ble beholdt, men overført til mottakerbiblioteket, men det er usikkert om dette ble realisert. Dette ville redusere behovet for nyregistrering av materialet hos mottakerbibliotekene til kun å omfatte lokal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nvald Strømme</meta:initial-creator>
    <meta:creation-date>2011-02-17T13:17:15.29</meta:creation-date>
    <dc:date>2011-02-22T09:35:12.86</dc:date>
    <dc:creator>Gunvald Strømme</dc:creator>
    <meta:editing-duration>PT02H01M05S</meta:editing-duration>
    <meta:editing-cycles>26</meta:editing-cycles>
    <meta:generator>OpenOffice.org/3.2$Win32 OpenOffice.org_project/320m12$Build-9483</meta:generator>
    <meta:document-statistic meta:table-count="0" meta:image-count="0" meta:object-count="0" meta:page-count="2" meta:paragraph-count="17" meta:word-count="611" meta:character-count="4454"/>
  </office:meta>
</office:document-meta>
</file>